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<text:span text:style-name="T1">Ingredients</text:span>:</text:p>
          </table:table-cell>
          <table:table-cell table:number-columns-repeated="2"/>
          <table:table-cell office:value-type="string">
            <text:p>Adjustments</text:p>
          </table:table-cell>
        </table:table-row>
        <table:table-row table:style-name="ro1">
          <table:table-cell office:value-type="string">
            <text:p>Water 110 F</text:p>
          </table:table-cell>
          <table:table-cell office:value-type="string">
            <text:p>1 ½ cup</text:p>
          </table:table-cell>
          <table:table-cell office:value-type="string">
            <text:p>12oz.</text:p>
          </table:table-cell>
          <table:table-cell/>
        </table:table-row>
        <table:table-row table:style-name="ro1">
          <table:table-cell office:value-type="string">
            <text:p>Sugar</text:p>
          </table:table-cell>
          <table:table-cell office:value-type="string">
            <text:p>1TB</text:p>
          </table:table-cell>
          <table:table-cell office:value-type="string">
            <text:p>3/8oz.</text:p>
          </table:table-cell>
          <table:table-cell/>
        </table:table-row>
        <table:table-row table:style-name="ro1">
          <table:table-cell office:value-type="string">
            <text:p>Salt Kosher</text:p>
          </table:table-cell>
          <table:table-cell office:value-type="string">
            <text:p>2 tsp</text:p>
          </table:table-cell>
          <table:table-cell office:value-type="string">
            <text:p>3/8oz.</text:p>
          </table:table-cell>
          <table:table-cell/>
        </table:table-row>
        <table:table-row table:style-name="ro1">
          <table:table-cell office:value-type="string">
            <text:p>Dry Yeast</text:p>
          </table:table-cell>
          <table:table-cell/>
          <table:table-cell office:value-type="string">
            <text:p>1oz.</text:p>
          </table:table-cell>
          <table:table-cell/>
        </table:table-row>
        <table:table-row table:style-name="ro1">
          <table:table-cell office:value-type="string">
            <text:p>AP Flour</text:p>
          </table:table-cell>
          <table:table-cell office:value-type="string">
            <text:p>4 ½ cup</text:p>
          </table:table-cell>
          <table:table-cell office:value-type="string">
            <text:p>22oz.</text:p>
          </table:table-cell>
          <table:table-cell/>
        </table:table-row>
        <table:table-row table:style-name="ro1">
          <table:table-cell office:value-type="string">
            <text:p>Butter melted</text:p>
          </table:table-cell>
          <table:table-cell/>
          <table:table-cell office:value-type="string">
            <text:p>2oz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oiling water:</text:p>
          </table:table-cell>
          <table:table-cell table:number-columns-repeated="3"/>
        </table:table-row>
        <table:table-row table:style-name="ro1">
          <table:table-cell office:value-type="string">
            <text:p>water</text:p>
          </table:table-cell>
          <table:table-cell office:value-type="string">
            <text:p>10cups</text:p>
          </table:table-cell>
          <table:table-cell table:number-columns-repeated="2"/>
        </table:table-row>
        <table:table-row table:style-name="ro1">
          <table:table-cell office:value-type="string">
            <text:p>baking soda</text:p>
          </table:table-cell>
          <table:table-cell office:value-type="string">
            <text:p>2/3 cup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egetable oil for pan</text:p>
          </table:table-cell>
          <table:table-cell table:number-columns-repeated="3"/>
        </table:table-row>
        <table:table-row table:style-name="ro1">
          <table:table-cell office:value-type="string">
            <text:p>Egg yolk and water</text:p>
          </table:table-cell>
          <table:table-cell office:value-type="string">
            <text:p>1 large yolk</text:p>
          </table:table-cell>
          <table:table-cell office:value-type="string">
            <text:p>1 TB water</text:p>
          </table:table-cell>
          <table:table-cell/>
        </table:table-row>
        <table:table-row table:style-name="ro1">
          <table:table-cell office:value-type="string">
            <text:p>Pretzel sal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09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yan </meta:initial-creator>
    <meta:creation-date>2010-05-02T09:33:05</meta:creation-date>
    <dc:date>2010-05-02T09:52:29</dc:date>
    <dc:creator>bryan </dc:creator>
    <meta:editing-duration>PT00H04M13S</meta:editing-duration>
    <meta:editing-cycles>2</meta:editing-cycles>
    <meta:generator>OpenOffice.org/3.2$Linux OpenOffice.org_project/320m12$Build-9483</meta:generator>
    <meta:document-statistic meta:table-count="3" meta:cell-count="28" meta:object-count="0"/>
  </office:meta>
</office:document-meta>
</file>